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eau2" style:family="table">
      <style:table-properties style:width="17.002cm" fo:margin-left="0cm" fo:margin-right="-0.002cm" table:align="margins"/>
    </style:style>
    <style:style style:name="Tableau2.A" style:family="table-column">
      <style:table-column-properties style:column-width="4.417cm" style:rel-column-width="17024*"/>
    </style:style>
    <style:style style:name="Tableau2.B" style:family="table-column">
      <style:table-column-properties style:column-width="0.894cm" style:rel-column-width="3447*"/>
    </style:style>
    <style:style style:name="Tableau2.C" style:family="table-column">
      <style:table-column-properties style:column-width="11.691cm" style:rel-column-width="45064*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.002cm" fo:margin-left="0cm" fo:margin-right="-0.002cm" table:align="margins"/>
    </style:style>
    <style:style style:name="Tableau4.A" style:family="table-column">
      <style:table-column-properties style:column-width="4.417cm" style:rel-column-width="17024*"/>
    </style:style>
    <style:style style:name="Tableau4.B" style:family="table-column">
      <style:table-column-properties style:column-width="0.894cm" style:rel-column-width="3447*"/>
    </style:style>
    <style:style style:name="Tableau4.C" style:family="table-column">
      <style:table-column-properties style:column-width="11.691cm" style:rel-column-width="45064*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line-height="100%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text-properties style:font-name="Arial" fo:font-size="12pt" style:font-size-asian="12pt" style:font-size-complex="12pt"/>
    </style:style>
    <style:style style:name="P12" style:family="paragraph" style:parent-style-name="Normal">
      <style:paragraph-properties>
        <style:tab-stops>
          <style:tab-stop style:position="0.769cm"/>
          <style:tab-stop style:position="2.501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cm"/>
          <style:tab-stop style:position="8.001cm"/>
          <style:tab-stop style:position="8.5cm"/>
          <style:tab-stop style:position="10.502cm"/>
          <style:tab-stop style:position="11.001cm"/>
          <style:tab-stop style:position="11.501cm"/>
          <style:tab-stop style:position="12.002cm"/>
          <style:tab-stop style:position="12.501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</style:tab-stops>
      </style:paragraph-properties>
      <style:text-properties style:font-name="Arial"/>
    </style:style>
    <style:style style:name="P1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Date de génération du rapport : {dateGeneration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5">Date de dépôt mairie/service instructeur : {dateDepotMairie}</text:p>
      <text:p text:style-name="P5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6">Avis du rapporteur : <text:span text:style-name="T2">{avisDossier}</text:span></text:p>
      <text:p text:style-name="P7">Avis de la commission : {avisDossierCommission}</text:p>
      <text:p text:style-name="P7">Service instructeur : {servInstructeur}</text:p>
      <text:p text:style-name="P7">Descriptif dossier : {descriptifDossier}</text:p>
      <text:p text:style-name="P7">Règles auxquelles il est demandé de déroger : {reglesDerog}</text:p>
      <text:p text:style-name="P7">Justification de la dérogation : {justificationDerog}</text:p>
      <text:p text:style-name="P7">Mesures compensatoires proposées : {mesuresCompensatoiresDerog}</text:p>
      <text:p text:style-name="P7">Mesures complémentaires à respecter : {mesuresComplementairesDerog}</text:p>
      <text:p text:style-name="P7">Date de la dernière visite périodique : {dateLastVP}</text:p>
      <text:p text:style-name="P7">Avis de la dernière visite périodique : {avisLastVP}</text:p>
      <text:p text:style-name="P7">Liste des prévisionnistes du dossier :</text:p>
      <text:p text:style-name="P6">[!-- BEGIN preventionnistes --]{nom} {prenom}[!-- END preventionnistes --]</text:p>
      <text:p text:style-name="P7"/>
      <text:p text:style-name="P7">Lorsque le dossier est incomplet affichage des documents manquants :</text:p>
      <text:p text:style-name="P7">{docManquant}</text:p>
      <text:p text:style-name="P7"/>
      <text:h text:style-name="Heading_20_2" text:outline-level="2">Contacts du dossier </text:h>
      <text:p text:style-name="P8"/>
      <text:p text:style-name="P8">Directeur unique de sécurité :</text:p>
      <text:p text:style-name="P6"><text:tab/>Nom : {nomDus}</text:p>
      <text:p text:style-name="P6"><text:tab/>Prénom : {prenomDus}</text:p>
      <text:p text:style-name="P6"><text:tab/>Numéro de téléphone fixe : {telFixeDus}</text:p>
      <text:p text:style-name="P6"><text:tab/>Numéro de téléphone portable : {telPortDus}</text:p>
      <text:p text:style-name="P6"><text:tab/>Numéro de fax : {numFaxDus}</text:p>
      <text:p text:style-name="P6"><text:tab/>Société : {societeDus}</text:p>
      <text:p text:style-name="P6"><text:tab/>Mail : {mailDus}</text:p>
      <text:p text:style-name="P2"/>
      <text:p text:style-name="P2"><text:soft-page-break/></text:p>
      <text:p text:style-name="P8">Exploitant :</text:p>
      <text:p text:style-name="P6"><text:tab/>Nom : {nomExploitant}</text:p>
      <text:p text:style-name="P6"><text:tab/>Prénom : {prenomExploitant}</text:p>
      <text:p text:style-name="P6"><text:tab/>Numéro de téléphone fixe : {telFixeExploitant}</text:p>
      <text:p text:style-name="P6"><text:tab/>Numéro de téléphone portable : {telPortExploitant}</text:p>
      <text:p text:style-name="P6"><text:tab/>Numéro de fax : {numFaxExploitant}</text:p>
      <text:p text:style-name="P6"><text:tab/>Société : {societeExploitant}</text:p>
      <text:p text:style-name="P6"><text:tab/>Mail : {mailExploitant}</text:p>
      <text:p text:style-name="P2"/>
      <text:p text:style-name="P8">Responsable de sécurité :</text:p>
      <text:p text:style-name="P6"><text:tab/>Nom : {nomRespSecu}</text:p>
      <text:p text:style-name="P6"><text:tab/>Prénom : {prenomRespSecu}</text:p>
      <text:p text:style-name="P6"><text:tab/>Numéro de téléphone fixe : {telFixeRespSecu}</text:p>
      <text:p text:style-name="P6"><text:tab/>Numéro de téléphone portable : {telPortRespSecu}</text:p>
      <text:p text:style-name="P6"><text:tab/>Numéro de fax : {numFaxRespSecu}</text:p>
      <text:p text:style-name="P6"><text:tab/>Société : {societeRespSecu}</text:p>
      <text:p text:style-name="P6"><text:tab/>Mail : {mailRespSecu}</text:p>
      <text:p text:style-name="P6"/>
      <text:p text:style-name="P8">Propriétaire :</text:p>
      <text:p text:style-name="P6"><text:tab/>Nom : {nomProprio}</text:p>
      <text:p text:style-name="P6"><text:tab/>Prénom : {prenomProprio}</text:p>
      <text:p text:style-name="P6"><text:tab/>Numéro de téléphone fixe : {telFixeProprio}</text:p>
      <text:p text:style-name="P6"><text:tab/>Numéro de téléphone portable : {telPortProprio}</text:p>
      <text:p text:style-name="P6"><text:tab/>Numéro de fax : {numFaxProprio}</text:p>
      <text:p text:style-name="P6"><text:tab/>Société : {societeProprio}</text:p>
      <text:p text:style-name="P6"><text:tab/>Mail : {mailProprio}</text:p>
      <text:p text:style-name="P6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Catégorie de l'entité : {categorieEtab}</text:p>
      <text:p text:style-name="P2">Effectif public de l'entité : <text:s/>{numPublic} </text:p>
      <text:p text:style-name="P2">Effectif personnel : <text:s/>{numPersonnel}</text:p>
      <text:p text:style-name="P2">Effectif total : <text:s/>{numTotal} </text:p>
      <text:p text:style-name="P2">Présence d'extinction automatique à eau : {extinctionAuto}</text:p>
      <text:p text:style-name="P2">Genre de l'entité : {genreEtab}</text:p>
      <text:p text:style-name="P2">GN 2 : {gn2}</text:p>
      <text:p text:style-name="P2">GN 3 : {gn3}</text:p>
      <text:p text:style-name="P2"/>
      <text:p text:style-name="P2"/>
      <text:p text:style-name="P1">Descriptif de l'entité:</text:p>
      <text:p text:style-name="P2"><text:soft-page-break/></text:p>
      <text:p text:style-name="P2">Historique de l'établissement : {historiqueDescriptifEtab}</text:p>
      <text:p text:style-name="P2">Descriptif général : {descriptifEtab}</text:p>
      <text:p text:style-name="P2">Dérogations accordées : {derogAccEtab}</text:p>
      <text:p text:style-name="P4">Implantation :</text:p>
      <text:p text:style-name="P2">Surface emprise au sol (m²) : {surfaceEmpriseSol}</text:p>
      <text:p text:style-name="P2">SHON (m²) : {SHON}</text:p>
      <text:p text:style-name="P2">SHOB (m²) : {SHOB}</text:p>
      <text:p text:style-name="P2">Nombre de niveaux : {nbNiveaux}</text:p>
      <text:p text:style-name="P2">PBDN (m) : {PBDN}</text:p>
      <text:p text:style-name="P2">Surface totale (m²) : {surfaceTotale}</text:p>
      <text:p text:style-name="P2">Surface accessible au public (m²) : {surfaceAccessible}</text:p>
      <text:p text:style-name="P4">Desserte :</text:p>
      <text:p text:style-name="P2">Nombre de façades accessibles : {nbFacadeAccess}</text:p>
      <text:p text:style-name="P2">Voie engin : {voieEngin}</text:p>
      <text:p text:style-name="P2">Voie échelle : {voieEchelle}</text:p>
      <text:p text:style-name="P2">Espace libre : {espaceLibre}</text:p>
      <text:p text:style-name="P4">Isolement par rapport aux tiers :</text:p>
      <text:p text:style-name="P2">Latéral CF (heure) : {lateralCF}</text:p>
      <text:p text:style-name="P2">Superposé CF (heure) : {superposeCF}</text:p>
      <text:p text:style-name="P2">Vis-à-vis (m) : {visAvis}</text:p>
      <text:p text:style-name="P4">Stabilité au feu :</text:p>
      <text:p text:style-name="P2">Structure SF (heure) : {structureSF}</text:p>
      <text:p text:style-name="P2">Plancher SF (heure) : {plancherSF}</text:p>
      <text:p text:style-name="P4">Distribution intérieure :</text:p>
      <text:p text:style-name="P2">Cloisonnement traditionnel : {cloisonnementTrad}</text:p>
      <text:p text:style-name="P2">Secteurs : {secteurs}</text:p>
      <text:p text:style-name="P2">Compartiments : {compartiments}</text:p>
      <text:p text:style-name="P4">Locaux à risques :</text:p>
      <text:p text:style-name="P2">Nombre de locaux à risques moyens : {locauxRisquesMoyens}</text:p>
      <text:p text:style-name="P2">Nombre de locaux à risques importants : {locauxRisquesImportants}</text:p>
      <text:p text:style-name="P4">Espaces d'attentes sécurisés :</text:p>
      <text:p text:style-name="P2">Nombre : {espacesAttentesNombre}</text:p>
      <text:p text:style-name="P2">Nombre de niveaux concerncés : {espacesAttentesNiveaux}</text:p>
      <text:p text:style-name="P4">Désenfumage :</text:p>
      <text:p text:style-name="P2">Naturel : {desenfNaturel}</text:p>
      <text:p text:style-name="P2">Mécanique : {desenfMecanique}</text:p>
      <text:p text:style-name="P2">Commentaire : {desenfCommentaire}</text:p>
      <text:p text:style-name="P4">Chaufferies :</text:p>
      <text:p text:style-name="P2">Nombre : {nbChaufferie}</text:p>
      <text:p text:style-name="P2">Puissance max (kw) : {puissanceMaxChauff}</text:p>
      <text:p text:style-name="P2">Nombre de chaufferies 30kw : {nbChauff30kw}</text:p>
      <text:p text:style-name="P2">Nombre de chaufferies 70kw : {nbChauff70kw}</text:p>
      <text:p text:style-name="P2">Nombre de chaufferies 2mw : {nbChauff2mw}</text:p>
      <text:p text:style-name="P2">Puissance totale (kw) : {puissTotalChaff}</text:p>
      <text:p text:style-name="P4">Localisation des coupures d'énergies :</text:p>
      <text:p text:style-name="P2">Gaz : {locGaz}</text:p>
      <text:p text:style-name="P2">Électricité : {locElectricite}</text:p>
      <text:p text:style-name="P2">Photovoltaïque : {locPhotovoltaique}</text:p>
      <text:p text:style-name="P2">Autre : {locAutre}</text:p>
      <text:p text:style-name="P4">Ascenseurs :</text:p>
      <text:p text:style-name="P2">Nombre ascenseurs total : {nbAscTot}</text:p>
      <text:p text:style-name="P2"><text:soft-page-break/>Nombre ascenseurs de type AS4 : {nbAscAS4}</text:p>
      <text:p text:style-name="P4">Moyens de secours :</text:p>
      <text:p text:style-name="P2">Colonnes sèches : {colSeches}</text:p>
      <text:p text:style-name="P2">Colonnes humides : {colHumides}</text:p>
      <text:p text:style-name="P2">RIA : {RIA}</text:p>
      <text:p text:style-name="P2">Sprinkleur : {sprinkleur}</text:p>
      <text:p text:style-name="P2">Brouillard d'eau : {brouillardEau}</text:p>
      <text:p text:style-name="P4">PC Sécurité :</text:p>
      <text:p text:style-name="P2">Présence : {presencePCS}</text:p>
      <text:p text:style-name="P2">Localisation : {localisationPCS}</text:p>
      <text:p text:style-name="P4">SSI :</text:p>
      <text:p text:style-name="P2">Présence : {presenceSSI}</text:p>
      <text:p text:style-name="P2">Catégorie SSI : {catSSI}</text:p>
      <text:p text:style-name="P2">Alarme type : {alarmeSSI}</text:p>
      <text:p text:style-name="P4">Service de sécurité :</text:p>
      <text:p text:style-name="P2">Personne qualifiée désignée (EL18) : {persQualEL18}</text:p>
      <text:p text:style-name="P2">Personnels désignés : {persDesignes}</text:p>
      <text:p text:style-name="P2">Agent de sécurité : {nbAgentSecu}</text:p>
      <text:p text:style-name="P2">Chef d'équipe sécurité : {nbChefEquipeSecu}</text:p>
      <text:p text:style-name="P2">Chef de service sécurité : {nbChefServSecu}</text:p>
      <text:p text:style-name="P2">Sapeurs Pompiers : {nbSp}</text:p>
      <text:p text:style-name="P2">Commentaire sur les SP : {commentaireSp}</text:p>
      <text:p text:style-name="P4">Défense incendie :</text:p>
      <text:p text:style-name="P2">Nombre de point d'eau : {nbPointEau}</text:p>
      <text:p text:style-name="P2">Volume des points d'eau (m3) : {volumePointEau}</text:p>
      <text:p text:style-name="P2">Commentaires sur le / les points d'eau naturel : {commentairePointEauNat}</text:p>
      <text:p text:style-name="P2">PI : {PI}</text:p>
      <text:p text:style-name="P2">Bi : {BI}</text:p>
      <text:p text:style-name="P2">Débit simultané (m3/h) : {debitSimultane}</text:p>
      <text:p text:style-name="P2"/>
      <text:p text:style-name="P2"/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>Genre de l'entité : {genrePere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/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<text:soft-page-break/>[!-- END texteAppl --]</text:p>
      <text:p text:style-name="P2"/>
      <text:p text:style-name="P2"/>
      <text:p text:style-name="P1">Liste des documents consultés dans le dossier :</text:p>
      <text:p text:style-name="P1"/>
      <text:p text:style-name="P6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6">{exist}</text:p>
          </table:table-cell>
          <table:table-cell table:style-name="Tableau1.A1" office:value-type="string">
            <text:p text:style-name="P6">{libelledoc}</text:p>
          </table:table-cell>
          <table:table-cell table:style-name="Tableau1.A1" office:value-type="string">
            <text:p text:style-name="P6">{refdoc}</text:p>
          </table:table-cell>
          <table:table-cell table:style-name="Tableau1.D1" office:value-type="string">
            <text:p text:style-name="P6">{datedoc}</text:p>
          </table:table-cell>
        </table:table-row>
      </table:table>
      <text:p text:style-name="P6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6">{exist}</text:p>
          </table:table-cell>
          <table:table-cell table:style-name="Tableau3.A1" office:value-type="string">
            <text:p text:style-name="P6">{libelledoc}</text:p>
          </table:table-cell>
          <table:table-cell table:style-name="Tableau3.A1" office:value-type="string">
            <text:p text:style-name="P6">{refdoc}</text:p>
          </table:table-cell>
          <table:table-cell table:style-name="Tableau3.D1" office:value-type="string">
            <text:p text:style-name="P6">{datedoc}</text:p>
          </table:table-cell>
        </table:table-row>
      </table:table>
      <text:p text:style-name="P6">[!-- END listeDocsAjout --] </text:p>
      <text:p text:style-name="P6"/>
      <text:p text:style-name="P6"/>
      <text:p text:style-name="P1">Liste des prescriptions dans le dossier:</text:p>
      <text:p text:style-name="P2"/>
      <text:p text:style-name="P1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>N°</text:p>
          </table:table-cell>
          <table:table-cell table:style-name="Tableau2.A1" office:value-type="string">
            <text:p text:style-name="P11">Prescriptions</text:p>
          </table:table-cell>
        </table:table-row>
      </table:table>
      <text:p text:style-name="P11">[!-- BEGIN listePrescription --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1">{textearticle}</text:p>
          </table:table-cell>
          <table:table-cell table:style-name="Tableau4.A1" office:value-type="string">
            <text:p text:style-name="P11">{num}</text:p>
          </table:table-cell>
          <table:table-cell table:style-name="Tableau4.A1" office:value-type="string">
            <text:p text:style-name="P11">{libelle}</text:p>
          </table:table-cell>
        </table:table-row>
      </table:table>
      <text:p text:style-name="P10">[!-- END listePrescription --]</text:p>
      <text:p text:style-name="P6"/>
      <text:p text:style-name="P9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10-24T11:32:20.93</dc:date>
    <meta:editing-duration>PT5H55M38S</meta:editing-duration>
    <meta:editing-cycles>148</meta:editing-cycles>
    <meta:generator>OpenOffice/4.0.1$Win32 OpenOffice.org_project/401m5$Build-9714</meta:generator>
    <dc:creator>Rémi Kinowski</dc:creator>
    <meta:document-statistic meta:table-count="4" meta:image-count="0" meta:object-count="0" meta:page-count="5" meta:paragraph-count="199" meta:word-count="929" meta:character-count="6617"/>
  </office:meta>
</office:document-meta>
</file>